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Grassetto" style:font-pitch="variable"/>
    <style:font-face style:name="Linux Libertine G" svg:font-family="'Linux Libertine G'" style:font-adornments="Grassetto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baab1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baab1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1d5955" officeooo:paragraph-rsid="001d5955"/>
    </style:style>
    <style:style style:name="P6" style:family="paragraph" style:parent-style-name="Text_20_body">
      <style:text-properties officeooo:rsid="001ec7fa" officeooo:paragraph-rsid="001ec7fa"/>
    </style:style>
    <style:style style:name="P7" style:family="paragraph" style:parent-style-name="Text_20_body" style:list-style-name="L3">
      <style:text-properties officeooo:rsid="001ec7fa" officeooo:paragraph-rsid="001ec7fa"/>
    </style:style>
    <style:style style:name="P8" style:family="paragraph" style:parent-style-name="Text_20_body" style:list-style-name="L4">
      <style:text-properties officeooo:rsid="001ec7fa" officeooo:paragraph-rsid="001ec7fa"/>
    </style:style>
    <style:style style:name="P9" style:family="paragraph" style:parent-style-name="Text_20_body" style:list-style-name="L4">
      <style:text-properties officeooo:rsid="001ec7fa" officeooo:paragraph-rsid="001f2e49"/>
    </style:style>
    <style:style style:name="P10" style:family="paragraph" style:parent-style-name="Text_20_body">
      <style:text-properties officeooo:paragraph-rsid="001ec7fa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text-properties officeooo:paragraph-rsid="001ec7fa"/>
    </style:style>
    <style:style style:name="P13" style:family="paragraph" style:parent-style-name="Text_20_body" style:list-style-name="L5">
      <style:text-properties officeooo:rsid="001f2e49" officeooo:paragraph-rsid="001f2e49"/>
    </style:style>
    <style:style style:name="P14" style:family="paragraph" style:parent-style-name="Text_20_body" style:list-style-name="L5">
      <style:text-properties officeooo:rsid="00204481" officeooo:paragraph-rsid="00204481"/>
    </style:style>
    <style:style style:name="P15" style:family="paragraph" style:parent-style-name="Text_20_body" style:list-style-name="L5">
      <style:text-properties officeooo:rsid="00219f9b" officeooo:paragraph-rsid="00219f9b"/>
    </style:style>
    <style:style style:name="P16" style:family="paragraph" style:parent-style-name="Text_20_body">
      <style:text-properties officeooo:rsid="00219f9b" officeooo:paragraph-rsid="00219f9b"/>
    </style:style>
    <style:style style:name="P17" style:family="paragraph" style:parent-style-name="Text_20_body" style:list-style-name="L7">
      <style:text-properties officeooo:rsid="002365d7" officeooo:paragraph-rsid="002365d7"/>
    </style:style>
    <style:style style:name="T1" style:family="text">
      <style:text-properties officeooo:rsid="001baa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2e4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ec7f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2e49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f2e49" style:font-style-asian="normal" style:font-style-complex="normal"/>
    </style:style>
    <style:style style:name="T9" style:family="text">
      <style:text-properties fo:font-style="normal" officeooo:rsid="00219f9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20448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nco dei requisiti che il DataBase deve rispettare</text:h>
      <text:h text:style-name="Heading_20_2" text:outline-level="2">Richieste della consegna</text:h>
      <text:p text:style-name="Text_20_body">Realizzare un database che contenga le seguenti informazioni: </text:p>
      <text:p text:style-name="Text_20_body"><text:s text:c="4"/>• Path dei file dei bollettini nel server</text:p>
      <text:p text:style-name="Text_20_body"><text:s text:c="4"/>• Storico dei rischi nella zona di Bassano</text:p>
      <text:p text:style-name="Text_20_body"><text:s text:c="4"/>• Dati relativi agli utenti che si registrano</text:p>
      <text:p text:style-name="Text_20_body"><text:s text:c="4"/>• Diversi ruoli per admin e utenti normali</text:p>
      <text:p text:style-name="Text_20_body">Il sito web deve permettere: </text:p>
      <text:p text:style-name="Text_20_body"><text:s text:c="4"/>• Registrazione, attraverso nome utente, password, zona in cui si vive</text:p>
      <text:p text:style-name="Text_20_body"><text:s text:c="4"/>• Possibilità per gli utenti registrati di scaricare l'ultimo bollettino</text:p>
      <text:p text:style-name="Text_20_body"><text:s text:c="4"/>• Possibilità per gli utenti di ricevere una notifica in caso la loro zona sia a rischio</text:p>
      <text:p text:style-name="Text_20_body"><text:s text:c="4"/>• Possibilità di filtrare per zona e vedere lo storico dei rischi di quella zona (Esempio: Vene-B <text:s text:c="4"/><text:tab/>12/06 rischio idraulico giallo, 14/06 rischio idreologico giallo, ecc…)</text:p>
      <text:p text:style-name="Text_20_body"><text:s text:c="4"/>• Possibilità di filtrare per giorni (che rischi ci sono stati il 14/06?) e tabella riguardo all'ultimo bollettino per quel giorno </text:p>
      <text:p text:style-name="Text_20_body"><text:s text:c="4"/>• Possibilità di filtrare per tipo di rischio</text:p>
      <text:p text:style-name="Text_20_body"><text:s text:c="4"/>• Gestione bollettini per neve e gelate</text:p>
      <text:p text:style-name="Text_20_body">Lato admin: </text:p>
      <text:p text:style-name="Text_20_body"><text:s text:c="4"/>• Può interfacciarsi con il sito per ricevere tramite un bot telegram un messaggio che andrà poi <text:tab/>mandato nel canale telegram del comune. L'admin inserirà un contatto telegram al quale <text:tab/>verrà mandato il messaggio da parte del server il quale potrà essere modificato dall'admin (o <text:tab/>accettato/rifiutato) </text:p>
      <text:p text:style-name="Text_20_body"><text:s text:c="4"/>• Cancellare o creare nuovi account admin (Tenendo di conto account super admin nostro)</text:p>
      <text:p text:style-name="Text_20_body"><text:s text:c="4"/>• Può caricare eventuali nuovi bollettini che non arrivano in maniera automatica dal server </text:p>
      <text:h text:style-name="P1" text:outline-level="2">Richieste da parte dei colleghi</text:h>
      <text:list text:style-name="L1">
        <text:list-item>
          <text:p text:style-name="P3"><text:span text:style-name="T1">E</text:span>lenco delle città insieme alle relative zone di appartenenza per dare all'utente uno schema di riferimento per quanto riguarla la propria area di rischio</text:p>
        </text:list-item>
        <text:list-item>
          <text:p text:style-name="P2"><text:span text:style-name="T1">E</text:span>lenco degli ID assegnati dai bot di Telegram relativi solamente agli admin</text:p>
        </text:list-item>
      </text:list>
      <text:p text:style-name="Text_20_body"/>
      <text:p text:style-name="Text_20_body"/>
      <text:p text:style-name="P10"><text:soft-page-break/>Dalle seguenti richieste <text:span text:style-name="T11">possono derivare</text:span> le seguenti entità (relazioni):</text:p>
      <text:list text:style-name="L6">
        <text:list-item>
          <text:p text:style-name="P12"><text:span text:style-name="T4">user</text:span> (utente)</text:p>
        </text:list-item>
        <text:list-item>
          <text:p text:style-name="P11"><text:span text:style-name="T4">admin</text:span> (utente amministratore)</text:p>
        </text:list-item>
        <text:list-item>
          <text:p text:style-name="P11"><text:span text:style-name="T4">role</text:span> (ruolo di ogni utente)</text:p>
        </text:list-item>
        <text:list-item>
          <text:p text:style-name="P11"><text:span text:style-name="T4">report</text:span> (bollettino)</text:p>
        </text:list-item>
        <text:list-item>
          <text:p text:style-name="P11"><text:span text:style-name="T4">topology</text:span> (topologia)</text:p>
        </text:list-item>
        <text:list-item>
          <text:p text:style-name="P12"><text:span text:style-name="T5">a</text:span><text:span text:style-name="T6">rea</text:span><text:span text:style-name="T3"> (zona)</text:span></text:p>
        </text:list-item>
      </text:list>
      <text:p text:style-name="Text_20_body">I nomi delle tabelle saranno indicati al singolare per <text:span text:style-name="T1">rendere più immediata la lettura</text:span>.</text:p>
      <text:p text:style-name="Text_20_body">Nella relazione <text:span text:style-name="T4">user</text:span> verranno raccolti tutti i dati relativi agli utenti tra cui: </text:p>
      <text:list text:style-name="L2">
        <text:list-item>
          <text:p text:style-name="P4"><text:span text:style-name="T2">ID_user</text:span>: identificativo univoco assegnato ad ogni utente </text:p>
        </text:list-item>
        <text:list-item>
          <text:p text:style-name="P4"><text:span text:style-name="T2">username</text:span>: nome che l'utente sceglie ma che deve essere univoco</text:p>
        </text:list-item>
        <text:list-item>
          <text:p text:style-name="P4"><text:span text:style-name="T2">password</text:span>: hash della password dell'utente</text:p>
        </text:list-item>
        <text:list-item>
          <text:p text:style-name="P5"><text:span text:style-name="T2">ID_area</text:span>: zona in cui l’utente vive</text:p>
        </text:list-item>
        <text:list-item>
          <text:p text:style-name="P5"><text:span text:style-name="T2">ID_ruolo</text:span>: ruolo dell’utente all’interno del sito</text:p>
        </text:list-item>
      </text:list>
      <text:p text:style-name="P6">Nella relazione <text:span text:style-name="T4">admin</text:span><text:span text:style-name="T7"> verranno raccolti i dati relativi agl admin tra cui:</text:span></text:p>
      <text:list text:style-name="L3">
        <text:list-item>
          <text:p text:style-name="P7"><text:span text:style-name="T2">ID_telegram</text:span><text:span text:style-name="T7">: identificativo univoco raccolto per inviare messaggi</text:span></text:p>
        </text:list-item>
        <text:list-item>
          <text:p text:style-name="P7"><text:span text:style-name="T2">ID_user</text:span><text:span text:style-name="T7">: identificativo univoco dell’utente assegnatoo dal DB</text:span></text:p>
        </text:list-item>
      </text:list>
      <text:p text:style-name="P6"><text:span text:style-name="T7">Nella relazione </text:span><text:span text:style-name="T4">role</text:span><text:span text:style-name="T7"> verranno raccolti i dati relativi ai ruoli quindi:</text:span></text:p>
      <text:list text:style-name="L4">
        <text:list-item>
          <text:p text:style-name="P9"><text:span text:style-name="T2">ID_ruolo</text:span><text:span text:style-name="T7">: codice </text:span><text:span text:style-name="T8">univoco </text:span><text:span text:style-name="T7">assegnato ad ogni ruolo</text:span></text:p>
        </text:list-item>
        <text:list-item>
          <text:p text:style-name="P8"><text:span text:style-name="T2">role_type</text:span><text:span text:style-name="T7">: tipologia del ruolo (admin, super-admin)</text:span></text:p>
        </text:list-item>
      </text:list>
      <text:p text:style-name="P6"><text:span text:style-name="T7">Nella relazione </text:span><text:span text:style-name="T4">report</text:span><text:span text:style-name="T7"> verranno raccolti i dati relativi ad ogni bollettino come:</text:span></text:p>
      <text:list text:style-name="L5">
        <text:list-item>
          <text:p text:style-name="P13"><text:span text:style-name="T2">ID_report</text:span><text:span text:style-name="T7">: codice univoco per ogni bollettino</text:span></text:p>
        </text:list-item>
        <text:list-item>
          <text:p text:style-name="P13"><text:span text:style-name="T2">date</text:span><text:span text:style-name="T7">: data di emissione del bolletino</text:span></text:p>
        </text:list-item>
        <text:list-item>
          <text:p text:style-name="P13"><text:span text:style-name="T2">time</text:span><text:span text:style-name="T7">: ora di emissione del bolletino</text:span></text:p>
        </text:list-item>
        <text:list-item>
          <text:p text:style-name="P13"><text:span text:style-name="T2">ID_area</text:span><text:span text:style-name="T7">: zona colpita dal bollettino</text:span></text:p>
        </text:list-item>
        <text:list-item>
          <text:p text:style-name="P14"><text:span text:style-name="T2">path</text:span><text:span text:style-name="T7">: </text:span><text:span text:style-name="T9">percorso del bollettino nel server</text:span></text:p>
        </text:list-item>
        <text:list-item>
          <text:p text:style-name="P15"><text:span text:style-name="T2">risk_type</text:span><text:span text:style-name="T7">: tipo di rischio</text:span></text:p>
        </text:list-item>
      </text:list>
      <text:p text:style-name="P16"><text:span text:style-name="T7">Nella relazione </text:span><text:span text:style-name="T4">topology</text:span><text:span text:style-name="T7"> verranno inseriti i dati relativi alle città e alle zone corrispondenti:</text:span></text:p>
      <text:list text:style-name="L7">
        <text:list-item>
          <text:p text:style-name="P17"><text:span text:style-name="T7">city: nome della città (univoca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adornments="Grassetto" style:font-pitch="variable"/>
    <style:font-face style:name="Linux Libertine G" svg:font-family="'Linux Libertine G'" style:font-adornments="Grassetto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nux Libertine G" fo:font-family="'Linux Libertine G'" style:font-style-name="Grassetto" style:font-pitch="variable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nux Libertine Display G" fo:font-family="'Linux Libertine Display G'" style:font-style-name="Grassetto" style:font-pitch="variable" fo:font-size="18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16:41:55.915000000</dc:date>
    <meta:editing-duration>PT22M7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51" meta:word-count="497" meta:character-count="3199" meta:non-whitespace-character-count="2705"/>
  </office:meta>
</office:document-meta>
</file>